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a83e5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officeooo:paragraph-rsid="000a83e5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language="en" fo:country="US" officeooo:paragraph-rsid="000a83e5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weight="bold" officeooo:rsid="0011fc29" officeooo:paragraph-rsid="00133498" style:font-weight-asian="bold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font-style="italic" fo:font-weight="bold" officeooo:rsid="0011fc29" officeooo:paragraph-rsid="00133498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style="italic" fo:font-weight="bold" officeooo:paragraph-rsid="00133498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paragraph-rsid="00187ed3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fo:font-style="italic" fo:font-weight="normal" officeooo:paragraph-rsid="0011fc2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officeooo:rsid="000c7e40" officeooo:paragraph-rsid="000c7e40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196ee2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0deee8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officeooo:rsid="000f37cf" officeooo:paragraph-rsid="000f37cf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officeooo:paragraph-rsid="00196ee2"/>
    </style:style>
    <style:style style:name="P14" style:family="paragraph" style:parent-style-name="List_20_Paragraph">
      <style:text-properties officeooo:paragraph-rsid="000a83e5"/>
    </style:style>
    <style:style style:name="P15" style:family="paragraph" style:parent-style-name="List_20_Paragraph" style:list-style-name="WWNum1">
      <style:text-properties fo:font-weight="bold" officeooo:paragraph-rsid="000a83e5" style:font-weight-asian="bold"/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17" style:family="paragraph" style:parent-style-name="Standard">
      <style:text-properties officeooo:paragraph-rsid="000a83e5"/>
    </style:style>
    <style:style style:name="P18" style:family="paragraph" style:parent-style-name="Standard">
      <style:paragraph-properties fo:margin-left="0cm" fo:margin-right="0cm" fo:text-indent="0.635cm" style:auto-text-indent="false"/>
      <style:text-properties officeooo:paragraph-rsid="001a64e4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a83e5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1a64e4"/>
    </style:style>
    <style:style style:name="P21" style:family="paragraph" style:parent-style-name="Standard">
      <style:paragraph-properties fo:margin-left="0cm" fo:margin-right="0cm" fo:text-indent="0.635cm" style:auto-text-indent="false"/>
      <style:text-properties fo:font-size="14pt" fo:language="en" fo:country="US" fo:font-style="italic" officeooo:paragraph-rsid="000a83e5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bold" officeooo:paragraph-rsid="000e834e" style:font-weight-asian="bold" style:font-weight-complex="bold"/>
    </style:style>
    <style:style style:name="P23" style:family="paragraph" style:parent-style-name="Standard">
      <style:paragraph-properties fo:margin-left="0cm" fo:margin-right="0cm" fo:text-indent="0.635cm" style:auto-text-indent="false"/>
      <style:text-properties officeooo:paragraph-rsid="000e834e"/>
    </style:style>
    <style:style style:name="P24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officeooo:paragraph-rsid="000e834e" fo:background-color="#ffffff"/>
    </style:style>
    <style:style style:name="P26" style:family="paragraph" style:parent-style-name="Standard">
      <style:paragraph-properties fo:margin-left="0cm" fo:margin-right="0cm" fo:text-indent="0.635cm" style:auto-text-indent="false"/>
      <style:text-properties officeooo:rsid="000f0106" officeooo:paragraph-rsid="000f0106" fo:background-color="#ffffff"/>
    </style:style>
    <style:style style:name="P27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 fo:background-color="#ffffff"/>
    </style:style>
    <style:style style:name="P28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f0106" fo:background-color="#ffffff"/>
    </style:style>
    <style:style style:name="P29" style:family="paragraph" style:parent-style-name="Standard">
      <style:paragraph-properties fo:margin-left="0cm" fo:margin-right="0cm" fo:text-indent="0.635cm" style:auto-text-indent="false"/>
      <style:text-properties officeooo:paragraph-rsid="000f0106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officeooo:rsid="0011fc29"/>
    </style:style>
    <style:style style:name="T4" style:family="text">
      <style:text-properties fo:language="en" fo:country="US" officeooo:rsid="00187ed3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7ed3"/>
    </style:style>
    <style:style style:name="T8" style:family="text">
      <style:text-properties officeooo:rsid="000e834e"/>
    </style:style>
    <style:style style:name="T9" style:family="text">
      <style:text-properties officeooo:rsid="000f0106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0e834e" fo:background-color="#ffffff" loext:char-shading-value="0"/>
    </style:style>
    <style:style style:name="T12" style:family="text">
      <style:text-properties officeooo:rsid="000f0106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Бекап БД (если его нету)</text:span><text:span text:style-name="T1"/></text:p>
        </text:list-item>
      </text:list>
      <text:p text:style-name="P2">- подключаемся к экземпляру БД в консоли</text:p>
      <text:p text:style-name="P2">Для подключения — в докере находим запущенный под — k8s_postgree_postgree-0_…</text:p>
      <text:p text:style-name="P2"><text:span text:style-name="T2">- bash</text:span><text:span text:style-name="T2"/></text:p>
      <text:p text:style-name="P2"><text:span text:style-name="T2">- apt update</text:span><text:span text:style-name="T2"/></text:p>
      <text:p text:style-name="P2"><text:span text:style-name="T2">- apt install mc</text:span><text:span text:style-name="T2"/></text:p>
      <text:p text:style-name="P2">- <text:span text:style-name="T2">mc</text:span></text:p>
      <text:p text:style-name="P2">- команда:</text:p>
      <text:p text:style-name="P2"><text:span text:style-name="T2">su</text:span> <text:span text:style-name="T2">postgres</text:span></text:p>
      <text:p text:style-name="P3"/>
      <text:p text:style-name="P4">ВАЖНО!</text:p>
      <text:p text:style-name="P4"/>
      <text:p text:style-name="P5">Для postgres v.18 — пути расположения БД другие, поэтому делаем бекап так:</text:p>
      <text:p text:style-name="P6">pg_dumpall &gt; /var/lib/postgresql/<text:span text:style-name="T3">18/docker</text:span>/backups</text:p>
      <text:p text:style-name="P2"/>
      <text:p text:style-name="P2">Делаем полный бекап кластера :</text:p>
      <text:p text:style-name="P2"><text:span text:style-name="T2">pg_dumpall &gt; /var/lib/postgresql/</text:span><text:span text:style-name="T4">18/docker</text:span><text:span text:style-name="T2">/backups</text:span></text:p>
      <text:p text:style-name="P7">Будет<text:span text:style-name="T2"> </text:span>создан<text:span text:style-name="T2"> </text:span>файл<text:span text:style-name="T2"> “backups” (</text:span>без<text:span text:style-name="T2"> </text:span>расширения<text:span text:style-name="T2">) -&gt; /var/lib/postgresql/</text:span><text:span text:style-name="T4">18/docker</text:span><text:span text:style-name="T2">/backups, </text:span>в<text:span text:style-name="T2"> </text:span>нем<text:span text:style-name="T2"> – </text:span>полный<text:span text:style-name="T2"> </text:span>бекап<text:span text:style-name="T2"> </text:span>сервера</text:p>
      <text:p text:style-name="P2">Эта папка замаплена в винде на <text:span text:style-name="T2">c</text:span>:\<text:span text:style-name="T2">docker</text:span>\<text:span text:style-name="T2">postgres</text:span>, поэтому после перезагрузки винды данные не пропадут, можно бекап перенести куда нужно.</text:p>
      <text:p text:style-name="P2">Или в общем случае — подходит и для Линукс, и для Windows. В докере в разделе Files переходим в /<text:span text:style-name="T2">var</text:span>/<text:span text:style-name="T2">lib</text:span>/<text:span text:style-name="T2">postgresql</text:span>/<text:span text:style-name="T2">data</text:span>, находим <text:span text:style-name="T2">backups</text:span>, по правой кнопке → <text:span text:style-name="T2">Save</text:span> в нужное место.</text:p>
      <text:p text:style-name="P2"/>
      <text:p text:style-name="P8"><text:span text:style-name="T2"/></text:p>
      <text:p text:style-name="P2"/>
      <text:p text:style-name="P9">Если нужен бекап отдельной БД:</text:p>
      <text:p text:style-name="P10">pg_dump --dbname=RedMango <text:s/>--file=/var/lib/postgresql/<text:span text:style-name="T4">18/docker</text:span>/RedMango.tar --format=tar</text:p>
      <text:p text:style-name="P11"/>
      <text:p text:style-name="P12">Если делаем бекап локальной БД, то через UI, файл бекапа будет создан в домашней папке.</text:p>
      <text:p text:style-name="P2"/>
      <text:p text:style-name="P2">В <text:span text:style-name="T2">Linux</text:span> также можно сделать так.</text:p>
      <text:p text:style-name="P13">В <text:span text:style-name="T2">Linux</text:span> папка /<text:span text:style-name="T2">var</text:span>/<text:span text:style-name="T2">lib</text:span>/<text:span text:style-name="T2">postgresql</text:span>/<text:span text:style-name="T2"> </text:span><text:span text:style-name="T4">18/docker</text:span> замаплена на <text:span text:style-name="T2">nfs</text:span>-хранилище по адресу /<text:span text:style-name="T2">home</text:span>/<text:span text:style-name="T2">alex</text:span>/<text:span text:style-name="T2">Data</text:span>/<text:span text:style-name="T2">PostgresData</text:span>.</text:p>
      <text:p text:style-name="P2">Поэтому можно подключиться к этому <text:span text:style-name="T2">nfs</text:span>-хранилищу.</text:p>
      <text:p text:style-name="P2">Делаем к нему доступ командой:</text:p>
      <text:p text:style-name="P2"><text:span text:style-name="T2">sudo chmod 777 /home</text:span><text:span text:style-name="T5">/</text:span><text:span text:style-name="T2">alex/Data/PostgresData</text:span></text:p>
      <text:p text:style-name="P2">И затем копируем созданный файл бекапа <text:span text:style-name="T2">backup</text:span> куда нужно.</text:p>
      <text:p text:style-name="P14"/>
      <text:p text:style-name="P14"/>
      <text:list text:continue-numbering="true" text:style-name="WWNum1">
        <text:list-item>
          <text:p text:style-name="P15">Восстанавливаем БД</text:p>
        </text:list-item>
      </text:list>
      <text:p text:style-name="P2">- должен быть бекап БД;</text:p>
      <text:p text:style-name="P2">- открываем каталог – <text:span text:style-name="T2">c</text:span>:\<text:span text:style-name="T2">docker</text:span>\<text:span text:style-name="T2">postgres</text:span> - там должны быть данные – здесь спроецирован каталог с данными работающего экземпляра сервера <text:span text:style-name="T2">postgres</text:span>. Копируем в этот каталог наш бекап.</text:p>
      <text:p text:style-name="P2">- открываем в <text:span text:style-name="T2">DockerDesctop</text:span> в запущенных контейнерах контейнер с именем <text:span text:style-name="T2">k</text:span>8<text:span text:style-name="T2">s</text:span>_<text:span text:style-name="T2">postgre</text:span>_<text:span text:style-name="T2">postgre</text:span>-0_....</text:p>
      <text:p text:style-name="P2">Это наш экземпляр.</text:p>
      <text:p text:style-name="P2"><text:soft-page-break/>Или его можно открыть из консоли:</text:p>
      <text:p text:style-name="P2"><text:span text:style-name="T2">kubectl exec –stdin –tty postgre-0 -- /bin/bash</text:span><text:span text:style-name="T2"/></text:p>
      <text:p text:style-name="P2">Далее устанавливаем файловый менеджер:</text:p>
      <text:p text:style-name="P16"><text:span text:style-name="T2">apt</text:span> <text:span text:style-name="T2">update</text:span></text:p>
      <text:p text:style-name="P16"><text:span text:style-name="T2">apt install mc</text:span><text:span text:style-name="T2"/></text:p>
      <text:p text:style-name="P16"><text:span text:style-name="T2">mc</text:span><text:span text:style-name="T2"/></text:p>
      <text:p text:style-name="P16">переходим<text:span text:style-name="T2"> -&gt; /var/lib/postgresql/data</text:span><text:span text:style-name="T2"/></text:p>
      <text:p text:style-name="P16">там должен находится наш бекап – файл <text:span text:style-name="T2">backups</text:span>, проверяем так ли это</text:p>
      <text:p text:style-name="P16">выходим из <text:span text:style-name="T2">mc</text:span> -&gt; <text:span text:style-name="T2">exit</text:span></text:p>
      <text:p text:style-name="P16">также можно было переходить командами <text:span text:style-name="T2">cd</text:span> (переход) и <text:span text:style-name="T2">ls</text:span> (просмотр).</text:p>
      <text:p text:style-name="P16"/>
      <text:p text:style-name="P16"><text:span text:style-name="T6">Восстанавливаем нужные БД из бекапов. </text:span><text:span text:style-name="T6"/></text:p>
      <text:p text:style-name="P17"/>
      <text:p text:style-name="P16">восстанавливаем БД:</text:p>
      <text:p text:style-name="P16"><text:span text:style-name="T2">psql</text:span> -<text:span text:style-name="T2">f</text:span> &lt;путь к бекапу&gt; <text:span text:style-name="T2">postgres</text:span> </text:p>
      <text:p text:style-name="P16">Например<text:span text:style-name="T2">:</text:span><text:span text:style-name="T2"/></text:p>
      <text:p text:style-name="P18"><text:span text:style-name="T2">psql -f /var/lib/postgresql/</text:span><text:span text:style-name="T4">18/docker</text:span><text:span text:style-name="T2">/backups postgres </text:span></text:p>
      <text:p text:style-name="P19"/>
      <text:p text:style-name="P16"><text:span text:style-name="T2">Если будет что-то вроде – Fatal: role “root” does not exist,</text:span><text:span text:style-name="T2"/></text:p>
      <text:p text:style-name="P16"><text:span text:style-name="T2">делаем так:</text:span><text:span text:style-name="T2"/></text:p>
      <text:p text:style-name="P19"/>
      <text:p text:style-name="P16"><text:span text:style-name="T2">- ставим “sudo”: <text:s/>apt install sudo</text:span><text:span text:style-name="T2"/></text:p>
      <text:p text:style-name="P16"><text:span text:style-name="T2">- запускаем сессию из под postgres: sudo su – postgres</text:span><text:span text:style-name="T2"/></text:p>
      <text:p text:style-name="P20">- запускаем скрипт восстановления: psql -f /var/lib/postgresql/<text:span text:style-name="T7">18/docker</text:span>/backups postgres</text:p>
      <text:p text:style-name="P21"/>
      <text:p text:style-name="P19"/>
      <text:p text:style-name="P16">должно все восстановится. </text:p>
      <text:p text:style-name="P16">Проверяем:</text:p>
      <text:p text:style-name="P16"><text:span text:style-name="T2">psql</text:span> -<text:span text:style-name="T2">U</text:span> <text:span text:style-name="T2">postgres</text:span> -<text:span text:style-name="T2">d</text:span> &lt;имя БД&gt;</text:p>
      <text:p text:style-name="P16"><text:span text:style-name="T2">select</text:span> * <text:span text:style-name="T2">from</text:span> “<text:span text:style-name="T2">public</text:span>”.”&lt;наименование любой не пустой таблицы БД&gt;”;</text:p>
      <text:p text:style-name="P16">должны отобразится данные, важно – наименование таблиц – <text:span text:style-name="T2">casesensitive</text:span>! Так что нужно указывать точно.</text:p>
      <text:p text:style-name="P16"/>
      <text:p text:style-name="P16"/>
      <text:p text:style-name="P22"><text:span text:style-name="T8">Другой вариант </text:span><text:span text:style-name="T9">бекапа и </text:span><text:span text:style-name="T8">восстановления из бекапа </text:span></text:p>
      <text:p text:style-name="P23"/>
      <text:p text:style-name="P24">бекап создан утилитой pg_dump, например командой : </text:p>
      <text:p text:style-name="P25">pg_dump Auctions --file "Auctions" --host "192.168.1.11" --port "5432" --username "postgres" --format=t </text:p>
      <text:p text:style-name="P23"><text:span text:style-name="T10"/></text:p>
      <text:p text:style-name="P26">Этой командой будет забекаплена БД Auctions в файл Auctions в формате tar. Файл будет создан в каталоге, где была выполнена команда.</text:p>
      <text:p text:style-name="P23"><text:span text:style-name="T10"/></text:p>
      <text:p text:style-name="P27">Восстанавливаем:</text:p>
      <text:p text:style-name="P23"><text:span text:style-name="T11"/></text:p>
      <text:p text:style-name="P28">pg_restore -C -d postgres var/lib/postgresql/data/Auctions,</text:p>
      <text:p text:style-name="P29"><text:span text:style-name="T12">где «</text:span><text:span text:style-name="T11">var/lib/postgresql/data/Auction</text:span><text:span text:style-name="T12">s</text:span><text:span text:style-name="T11">» - </text:span><text:span text:style-name="T12">это путь к дампу БД.</text:span></text:p>
      <text:p text:style-name="P29"><text:span text:style-name="T12">Будет создана БД с тем же именем, что и в архиве.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29T21:00:15.169460718</dc:date>
    <meta:editing-duration>PT16H29M31S</meta:editing-duration>
    <meta:editing-cycles>15</meta:editing-cycles>
    <meta:generator>LibreOffice/25.2.3.2$Linux_X86_64 LibreOffice_project/520$Build-2</meta:generator>
    <meta:document-statistic meta:table-count="0" meta:image-count="0" meta:object-count="0" meta:page-count="2" meta:paragraph-count="64" meta:word-count="446" meta:character-count="3203" meta:non-whitespace-character-count="2808"/>
  </office:meta>
</office:document-meta>
</file>